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9c0b2" officeooo:paragraph-rsid="0019c0b2"/>
    </style:style>
    <style:style style:name="P2" style:family="paragraph" style:parent-style-name="Standard">
      <style:text-properties officeooo:rsid="001a39af" officeooo:paragraph-rsid="001a39af"/>
    </style:style>
    <style:style style:name="P3" style:family="paragraph" style:parent-style-name="Standard">
      <style:text-properties officeooo:rsid="001bab41" officeooo:paragraph-rsid="001bab41"/>
    </style:style>
    <style:style style:name="P4" style:family="paragraph" style:parent-style-name="Standard">
      <style:text-properties officeooo:rsid="001d301b" officeooo:paragraph-rsid="001d301b"/>
    </style:style>
    <style:style style:name="P5" style:family="paragraph" style:parent-style-name="Standard">
      <style:text-properties officeooo:rsid="001ec7f7" officeooo:paragraph-rsid="001ec7f7"/>
    </style:style>
    <style:style style:name="P6" style:family="paragraph" style:parent-style-name="Standard">
      <style:text-properties officeooo:rsid="001ec7f7" officeooo:paragraph-rsid="001f65ca"/>
    </style:style>
    <style:style style:name="P7" style:family="paragraph" style:parent-style-name="Standard">
      <style:text-properties officeooo:rsid="001f65ca" officeooo:paragraph-rsid="001f65ca"/>
    </style:style>
    <style:style style:name="P8" style:family="paragraph" style:parent-style-name="Standard">
      <style:text-properties officeooo:rsid="001f65ca" officeooo:paragraph-rsid="00212eba"/>
    </style:style>
    <style:style style:name="P9" style:family="paragraph" style:parent-style-name="Standard">
      <style:text-properties officeooo:rsid="0022daaf" officeooo:paragraph-rsid="0022daaf"/>
    </style:style>
    <style:style style:name="P10" style:family="paragraph" style:parent-style-name="Standard">
      <style:text-properties officeooo:paragraph-rsid="0022daaf"/>
    </style:style>
    <style:style style:name="T1" style:family="text">
      <style:text-properties officeooo:rsid="001a39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da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ask </text:span>1.</text:p>
      <text:p text:style-name="P1">Statistically Typed Languages are the programming languages that checking type at the compile time, while Dynamically Typed Languages are the programming languages that checking type at the run time.</text:p>
      <text:p text:style-name="P1"/>
      <text:p text:style-name="P1">Strongly Typed Languages are the programming languages that consider the type of data strictly while Loosely Typed Languages are the programming languages that don’t consider the type of data <text:s/>strictly.</text:p>
      <text:p text:style-name="P1"/>
      <text:p text:style-name="P1">Java is a statistically typed and strongly typed programming language</text:p>
      <text:p text:style-name="P1"/>
      <text:p text:style-name="P2">Task2. </text:p>
      <text:p text:style-name="P1"/>
      <text:p text:style-name="P2"><text:span text:style-name="T2">Case sensitive </text:span>– upper case and lower case letters in identifiers are treated as two different identifiers.</text:p>
      <text:p text:style-name="P2">Example</text:p>
      <text:p text:style-name="P2"/>
      <text:p text:style-name="P2">int variable = 42;</text:p>
      <text:p text:style-name="P2">int Variable = 23;</text:p>
      <text:p text:style-name="P2"/>
      <text:p text:style-name="P2">System.out.println(variable);</text:p>
      <text:p text:style-name="P2">System.out.println(Variable); </text:p>
      <text:p text:style-name="P2"/>
      <text:p text:style-name="P2">here, no errors and gives values separately.</text:p>
      <text:p text:style-name="P3"/>
      <text:p text:style-name="P3">Java is case sensitive</text:p>
      <text:p text:style-name="P2"/>
      <text:p text:style-name="P2"><text:span text:style-name="T2">Case insensitive</text:span> – it does not differentiate between uppercase and lowercase.</text:p>
      <text:p text:style-name="P3">Example treat variable / Variable / VARIABLE as same.</text:p>
      <text:p text:style-name="P3"/>
      <text:p text:style-name="P3">SQL is case insensitive</text:p>
      <text:p text:style-name="P3"/>
      <text:p text:style-name="P3"><text:span text:style-name="T2">Case Sensitive-Insensitive</text:span> – mixed with case insensitive and case sensitive.</text:p>
      <text:p text:style-name="P3"/>
      <text:p text:style-name="P3">Example </text:p>
      <text:p text:style-name="P3">treat myVariable and MyVariable as different and treat if and IF as same</text:p>
      <text:p text:style-name="P3">JavaScript is Case Sensitive-Insensitive</text:p>
      <text:p text:style-name="P3"/>
      <text:p text:style-name="P4">Task3.</text:p>
      <text:p text:style-name="P4"/>
      <text:p text:style-name="P3">Identity Conversion is a type of type conversion that involves assigning a value to a variable of the same type, or passing an argument to a method where the argument's type matches the parameter type exactly.</text:p>
      <text:p text:style-name="P5">Example</text:p>
      <text:p text:style-name="P5">int number = 42;</text:p>
      <text:p text:style-name="P5">int anotherNubmer = number;</text:p>
      <text:p text:style-name="P5"/>
      <text:p text:style-name="P5">long myLong = 151316;</text:p>
      <text:p text:style-name="P5">long myNextLong = myLong;</text:p>
      <text:p text:style-name="P5"/>
      <text:p text:style-name="P6">here firstly, a value is assigned to number and that number is assigned to another variable with same type.</text:p>
      <text:p text:style-name="P7"><text:soft-page-break/>Task4.</text:p>
      <text:p text:style-name="P7">Primitive widening conversions are converting a variable with a lesser bits to a variable with a higher bits. These happen implicitly.</text:p>
      <text:p text:style-name="P7"/>
      <text:p text:style-name="P7">Byte&gt;short&gt;int&gt;long</text:p>
      <text:p text:style-name="P8">float&gt;double</text:p>
      <text:p text:style-name="P8"/>
      <text:p text:style-name="P8"><text:s/></text:p>
      <text:p text:style-name="P9">Task 5.</text:p>
      <text:p text:style-name="P9"/>
      <text:p text:style-name="P9">run time constant- the value of the constant is known when the project runs</text:p>
      <text:p text:style-name="P9">example</text:p>
      <text:p text:style-name="P10"><text:span text:style-name="T3">final int Const1 = 10*</text:span>Math.Random();</text:p>
      <text:p text:style-name="P10"/>
      <text:p text:style-name="P9">compile time constant- the value of the constant is known when the project compiles.</text:p>
      <text:p text:style-name="P9">Example</text:p>
      <text:p text:style-name="P9">final int Const2 =20;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16:10.937805659</meta:creation-date>
    <meta:generator>LibreOffice/7.3.7.2$Linux_X86_64 LibreOffice_project/30$Build-2</meta:generator>
    <dc:date>2023-07-31T11:40:23.635501978</dc:date>
    <meta:editing-duration>PT50M32S</meta:editing-duration>
    <meta:editing-cycles>6</meta:editing-cycles>
    <meta:document-statistic meta:table-count="0" meta:image-count="0" meta:object-count="0" meta:page-count="2" meta:paragraph-count="40" meta:word-count="298" meta:character-count="1935" meta:non-whitespace-character-count="1668"/>
  </office:meta>
</office:document-meta>
</file>